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Segoe UI Black" svg:font-family="'Segoe UI Black'" style:font-adornments="Regular" style:font-family-generic="swiss" style:font-pitch="variable"/>
    <style:font-face style:name="UD デジタル 教科書体 NP-B" svg:font-family="'UD デジタル 教科書体 NP-B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36pt" officeooo:rsid="001b58d0" officeooo:paragraph-rsid="001b58d0" style:font-name-asian="Meiryo UI" style:font-size-asian="36pt" style:language-asian="zh" style:country-asian="TW" style:font-size-complex="36pt"/>
    </style:style>
    <style:style style:name="P2" style:family="paragraph" style:parent-style-name="Table_20_Contents">
      <style:paragraph-properties fo:text-align="center" style:justify-single-word="false"/>
      <style:text-properties fo:font-size="32pt" officeooo:rsid="001b58d0" officeooo:paragraph-rsid="001b58d0" style:font-name-asian="Meiryo UI" style:font-size-asian="32pt" style:language-asian="zh" style:country-asian="TW" style:font-size-complex="32pt"/>
    </style:style>
    <style:style style:name="P3" style:family="paragraph" style:parent-style-name="Table_20_Contents">
      <style:paragraph-properties fo:text-align="center" style:justify-single-word="false"/>
      <style:text-properties fo:font-size="22.8500003814697pt" officeooo:rsid="001b58d0" officeooo:paragraph-rsid="001b58d0" style:font-name-asian="Meiryo UI" style:font-size-asian="20pt" style:language-asian="zh" style:country-asian="TW" style:font-size-complex="22.8500003814697pt"/>
    </style:style>
    <style:style style:name="T1" style:family="text">
      <style:text-properties officeooo:rsid="001cd5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draw:frame draw:style-name="fr1" draw:name="影像1" text:anchor-type="char" svg:width="16.806cm" svg:height="16.806cm" draw:z-index="0"><draw:image xlink:href="Pictures/10000000000004B0000004B0514AC09A.jpg" xlink:type="simple" xlink:show="embed" xlink:actuate="onLoad" draw:mime-type="image/jpeg"/></draw:frame></text:p>
          </table:table-cell>
        </table:table-row>
        <table:table-row>
          <table:table-cell table:style-name="表格1.A1" office:value-type="string">
            <text:p text:style-name="P1">有奈教</text:p>
            <text:p text:style-name="P3"/>
            <text:p text:style-name="P1">指揮中心</text:p>
            <text:p text:style-name="P3"/>
          </table:table-cell>
        </table:table-row>
      </table:table>
      <text:p text:style-name="P2">(<text:span text:style-name="T1">Command Center</text:span> of </text:p>
      <text:p text:style-name="P2">Arina Organizatio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iryo UI" svg:font-family="'Meiryo UI'" style:font-family-generic="modern" style:font-pitch="variable"/>
    <style:font-face style:name="Segoe UI Black" svg:font-family="'Segoe UI Black'" style:font-adornments="Regular" style:font-family-generic="swiss" style:font-pitch="variable"/>
    <style:font-face style:name="UD デジタル 教科書体 NP-B" svg:font-family="'UD デジタル 教科書体 NP-B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03:45:52.294000000</meta:creation-date>
    <dc:date>2025-04-02T03:52:55.614000000</dc:date>
    <meta:editing-duration>PT7M3S</meta:editing-duration>
    <meta:editing-cycles>2</meta:editing-cycles>
    <meta:generator>LibreOffice/7.6.6.3$Windows_X86_64 LibreOffice_project/d97b2716a9a4a2ce1391dee1765565ea469b0ae7</meta:generator>
    <meta:document-statistic meta:table-count="1" meta:image-count="1" meta:object-count="0" meta:page-count="1" meta:paragraph-count="4" meta:word-count="12" meta:character-count="45" meta:non-whitespace-character-count="41"/>
  </office:meta>
</office:document-meta>
</file>